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8080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cm" svg:height="5cm" svg:x="4.1cm" svg:y="7.6cm">
          <text:p text:style-name="P1">Tilema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5cm" svg:height="4.6cm" svg:x="3.7cm" svg:y="24cm">
          <text:p text:style-name="P1">SD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1.6cm" svg:x="8.4cm" svg:y="24.1cm"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cm" svg:height="8.6cm" svg:x="3.7cm" svg:y="14.6cm">
          <text:p text:style-name="P1">Spri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1.7cm" svg:x="4.1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7cm" svg:x="4.1cm" svg:y="21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7cm" svg:x="4.1cm" svg:y="18.7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7cm" svg:x="4.1cm" svg:y="16.6cm">
          <text:p text:style-name="P1">Animatio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7cm" svg:y1="22.4cm" svg:x2="9.2cm" svg:y2="24.7cm">
          <text:p/>
        </draw:line>
        <draw:line draw:style-name="gr6" draw:text-style-name="P1" draw:layer="layout" svg:x1="6.7cm" svg:y1="20cm" svg:x2="6.7cm" svg:y2="21.5cm">
          <text:p/>
        </draw:line>
        <draw:line draw:style-name="gr6" draw:text-style-name="P1" draw:layer="layout" svg:x1="6.7cm" svg:y1="17.8cm" svg:x2="6.7cm" svg:y2="19.1cm">
          <text:p/>
        </draw:line>
        <draw:custom-shape draw:style-name="gr7" draw:text-style-name="P1" draw:layer="layout" svg:width="7.5cm" svg:height="4.4cm" svg:x="10.4cm" svg:y="18.7cm">
          <text:p text:style-name="P1">Graphic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8cm" svg:y1="21.7cm" svg:x2="12.2cm" svg:y2="24.8cm">
          <text:p/>
        </draw:line>
        <draw:custom-shape draw:style-name="gr8" draw:text-style-name="P1" draw:layer="layout" svg:width="7.3cm" svg:height="3.7cm" svg:x="10.5cm" svg:y="14.6cm">
          <text:p text:style-name="P1">Camera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cm" svg:y1="17cm" svg:x2="14cm" svg:y2="19.4cm">
          <text:p/>
        </draw:line>
        <draw:custom-shape draw:style-name="gr9" draw:text-style-name="P1" draw:layer="layout" svg:width="5.8cm" svg:height="2.7cm" svg:x="4.8cm" svg:y="9.6cm">
          <text:p text:style-name="P1">Til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3cm" svg:y1="11.6cm" svg:x2="6.5cm" svg:y2="14.6cm">
          <text:p/>
        </draw:line>
        <draw:custom-shape draw:style-name="gr4" draw:text-style-name="P1" draw:layer="layout" svg:width="1cm" svg:height="2.1cm" svg:x="13.7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3.245cm" svg:height="0.962cm" svg:x="14.655cm" svg:y="12.938cm">
          <draw:text-box>
            <text:p>Render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19:59:02</meta:creation-date>
    <dc:date>2013-01-28T20:24:42</dc:date>
    <meta:editing-duration>PT14M1S</meta:editing-duration>
    <meta:editing-cycles>3</meta:editing-cycles>
    <meta:generator>LibreOffice/3.6$Linux_X86_64 LibreOffice_project/360m1$Build-2</meta:generator>
    <meta:document-statistic meta:object-count="19"/>
  </office:meta>
</office:document-meta>
</file>